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text-properties fo:font-style="normal" style:text-underline-style="none" style:font-style-asian="normal" style:font-style-complex="normal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olitiche di reazione alla violazione dei vincoli</text:p>
      <text:p text:style-name="Subtitle"/>
      <text:list xml:id="list1917396457" text:style-name="L1">
        <text:list-item>
          <text:p text:style-name="P1"><text:span text:style-name="T1">Inclusione</text:span><text:span text:style-name="T2">: SalaCollezione[numero, piano] ⊆ Collocazione[numSala, pianoSala]</text:span></text:p>
        </text:list-item>
      </text:list>
      <text:list xml:id="list861372209" text:style-name="L2">
        <text:list-item>
          <text:p text:style-name="P2">Inserimenti in SalaCollezione: se la nuova sala non è presente in Collocazione, viene lanciata un'eccezione</text:p>
        </text:list-item>
        <text:list-item>
          <text:p text:style-name="P2">Modifiche in SalaCollezione: se la nuova sala non è presente in Collocazione, viene lanciata un'eccezione</text:p>
        </text:list-item>
        <text:list-item>
          <text:p text:style-name="P2">Cancellazioni in SalaCollezione: non portano alla violazione del vincolo di inclusione</text:p>
        </text:list-item>
        <text:list-item>
          <text:p text:style-name="P2">Inserimenti in Collocazione: non portano alla violazione del vincolo di inclusione.</text:p>
        </text:list-item>
        <text:list-item>
          <text:p text:style-name="P2">Modifiche in Collocazione: possono portare alla rimozione di un oggetto da una sala; condizione necessaria è che la modifica sia fatta sulla chiave di sala. In tal caso ci deve essere almeno un altro oggetto nella sala affinché il vincolo di inclusione non sia violato; in caso contrario la modifica sarà impedita.</text:p>
        </text:list-item>
        <text:list-item>
          <text:p text:style-name="P2">Cancellazioni in Collocazione: se non esistono altre istanze di Collocazione, oltre a quella modificata, corrispondenti alla stessa sala, la modifica deve essere impedi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</meta:initial-creator>
    <meta:creation-date>2011-11-22T12:48:38</meta:creation-date>
    <dc:date>2011-11-22T16:57:58</dc:date>
    <dc:creator>luigi </dc:creator>
    <meta:editing-duration>PT47M19S</meta:editing-duration>
    <meta:editing-cycles>6</meta:editing-cycles>
    <meta:generator>LibreOffice/3.4$Linux LibreOffice_project/340m1$Build-302</meta:generator>
    <meta:document-statistic meta:table-count="0" meta:image-count="0" meta:object-count="0" meta:page-count="1" meta:paragraph-count="8" meta:word-count="147" meta:character-count="1003" meta:non-whitespace-character-count="871"/>
  </office:meta>
</office:document-meta>
</file>